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Droid Sans Devanagari1" svg:font-family="'Droid Sans Devanagari'" style:font-family-generic="swiss"/>
    <style:font-face style:name="Tahoma-Bold" svg:font-family="Tahoma-Bold"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5.399cm" fo:margin-left="-0.199cm" table:align="left" style:writing-mode="lr-tb"/>
    </style:style>
    <style:style style:name="Tabla1.A" style:family="table-column">
      <style:table-column-properties style:column-width="0.907cm"/>
    </style:style>
    <style:style style:name="Tabla1.B" style:family="table-column">
      <style:table-column-properties style:column-width="8.11cm"/>
    </style:style>
    <style:style style:name="Tabla1.C" style:family="table-column">
      <style:table-column-properties style:column-width="2.566cm"/>
    </style:style>
    <style:style style:name="Tabla1.D" style:family="table-column">
      <style:table-column-properties style:column-width="1.817cm"/>
    </style:style>
    <style:style style:name="Tabla1.E" style:family="table-column">
      <style:table-column-properties style:column-width="1.998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style:text-properties style:font-name="Tahoma" fo:font-size="12pt" fo:font-weight="bold" style:letter-kerning="true" style:font-size-asian="12pt" style:font-weight-asian="bold" style:font-name-complex="Tahoma" style:font-size-complex="12pt" style:font-weight-complex="bold"/>
    </style:style>
    <style:style style:name="P4" style:family="paragraph" style:parent-style-name="Standard">
      <style:paragraph-properties fo:text-align="justify" style:justify-single-word="false" fo:orphans="0" fo:widows="0"/>
      <style:text-properties style:font-name="Tahoma" fo:font-size="12pt" fo:font-weight="bold" style:letter-kerning="true" style:font-size-asian="12pt" style:font-weight-asian="bold" style:font-name-complex="Tahoma" style:font-size-complex="12pt"/>
    </style:style>
    <style:style style:name="P5" style:family="paragraph" style:parent-style-name="Standard">
      <style:paragraph-properties fo:text-align="justify" style:justify-single-word="false"/>
      <style:text-properties style:font-name="Tahoma" fo:font-size="12pt" fo:font-weight="bold" style:font-size-asian="12pt" style:font-weight-asian="bold" style:font-name-complex="Tahoma" style:font-size-complex="12pt" style:font-weight-complex="bold"/>
    </style:style>
    <style:style style:name="P6" style:family="paragraph" style:parent-style-name="Standard">
      <style:paragraph-properties fo:text-align="justify" style:justify-single-word="false" fo:orphans="0" fo:widows="0"/>
      <style:text-properties style:font-name="Tahoma" fo:font-size="12pt" fo:font-weight="bold" style:font-size-asian="12pt" style:font-weight-asian="bold" style:font-name-complex="Tahoma" style:font-size-complex="12pt" style:font-weight-complex="bold"/>
    </style:style>
    <style:style style:name="P7" style:family="paragraph" style:parent-style-name="Standard">
      <style:text-properties style:font-name="Tahoma" fo:font-size="12pt" style:letter-kerning="true" style:font-size-asian="12pt" style:font-name-complex="Tahoma" style:font-size-complex="12pt"/>
    </style:style>
    <style:style style:name="P8" style:family="paragraph" style:parent-style-name="Standard">
      <style:paragraph-properties fo:text-align="justify" style:justify-single-word="false"/>
      <style:text-properties style:font-name="Tahoma" fo:font-size="12pt" style:letter-kerning="true" style:font-size-asian="12pt" style:font-name-complex="Tahoma" style:font-size-complex="12pt"/>
    </style:style>
    <style:style style:name="P9" style:family="paragraph" style:parent-style-name="Standard">
      <style:paragraph-properties fo:text-align="justify" style:justify-single-word="false" fo:orphans="0" fo:widows="0"/>
      <style:text-properties style:font-name="Tahoma" fo:font-size="12pt" style:letter-kerning="true" style:font-size-asian="12pt" style:font-name-complex="Tahoma" style:font-size-complex="12pt"/>
    </style:style>
    <style:style style:name="P10" style:family="paragraph" style:parent-style-name="Standard" style:list-style-name="WW8Num15">
      <style:paragraph-properties fo:text-align="justify" style:justify-single-word="false" fo:orphans="0" fo:widows="0"/>
      <style:text-properties style:font-name="Tahoma" fo:font-size="12pt" style:letter-kerning="true" style:font-size-asian="12pt" style:font-name-complex="Tahoma" style:font-size-complex="12pt"/>
    </style:style>
    <style:style style:name="P11" style:family="paragraph" style:parent-style-name="Standard" style:list-style-name="WW8Num4">
      <style:paragraph-properties fo:text-align="justify" style:justify-single-word="false" fo:orphans="0" fo:widows="0"/>
      <style:text-properties style:font-name="Tahoma" fo:font-size="12pt" style:letter-kerning="true" style:font-size-asian="12pt" style:font-name-complex="Tahoma" style:font-size-complex="12pt"/>
    </style:style>
    <style:style style:name="P12" style:family="paragraph" style:parent-style-name="Standard">
      <style:paragraph-properties fo:text-align="justify" style:justify-single-word="false" fo:orphans="0" fo:widows="0">
        <style:tab-stops>
          <style:tab-stop style:position="0cm"/>
        </style:tab-stops>
      </style:paragraph-properties>
      <style:text-properties style:font-name="Tahoma" fo:font-size="12pt" style:letter-kerning="true" style:font-size-asian="12pt" style:font-name-complex="Tahoma" style:font-size-complex="12pt"/>
    </style:style>
    <style:style style:name="P13" style:family="paragraph" style:parent-style-name="Standard">
      <style:text-properties style:font-name="Tahoma" fo:font-size="12pt" style:font-size-asian="12pt" style:font-name-complex="Tahoma"/>
    </style:style>
    <style:style style:name="P14" style:family="paragraph" style:parent-style-name="Standard">
      <style:text-properties style:font-name="Tahoma" fo:font-size="12pt" style:font-size-asian="12pt" style:font-name-complex="Tahoma" style:font-size-complex="12pt"/>
    </style:style>
    <style:style style:name="P15" style:family="paragraph" style:parent-style-name="Standard">
      <style:paragraph-properties fo:text-align="justify" style:justify-single-word="false"/>
      <style:text-properties style:font-name="Tahoma" fo:font-size="12pt" style:font-size-asian="12pt" style:font-name-complex="Tahoma" style:font-size-complex="12pt"/>
    </style:style>
    <style:style style:name="P16" style:family="paragraph" style:parent-style-name="Standard" style:list-style-name="WW8Num11">
      <style:paragraph-properties fo:text-align="justify" style:justify-single-word="false"/>
      <style:text-properties style:font-name="Tahoma" fo:font-size="12pt" style:font-size-asian="12pt" style:font-name-complex="Tahoma" style:font-size-complex="12pt"/>
    </style:style>
    <style:style style:name="P17" style:family="paragraph" style:parent-style-name="Standard">
      <style:text-properties style:font-name="Tahoma" fo:font-size="12pt" fo:language="en" fo:country="US" style:letter-kerning="true" style:font-size-asian="12pt" style:font-name-complex="Tahoma" style:font-size-complex="12pt"/>
    </style:style>
    <style:style style:name="P18" style:family="paragraph" style:parent-style-name="Standard">
      <style:text-properties style:font-name="Tahoma" fo:font-size="12pt" fo:language="en" fo:country="US" style:font-size-asian="12pt" style:font-name-complex="Tahoma" style:font-size-complex="12pt"/>
    </style:style>
    <style:style style:name="P19" style:family="paragraph" style:parent-style-name="Standard" style:list-style-name="WW8Num10">
      <style:paragraph-properties fo:text-align="justify" style:justify-single-word="false"/>
      <style:text-properties style:font-name="Tahoma" fo:font-size="12pt" fo:language="en" fo:country="US" style:font-size-asian="12pt" style:font-name-complex="Tahoma" style:font-size-complex="12pt"/>
    </style:style>
    <style:style style:name="P20" style:family="paragraph" style:parent-style-name="Standard">
      <style:text-properties style:font-name="Tahoma" fo:font-size="12pt" fo:language="en" fo:country="US" fo:font-weight="bold" style:letter-kerning="true" style:font-size-asian="12pt" style:font-weight-asian="bold" style:font-name-complex="Tahoma" style:font-size-complex="12pt"/>
    </style:style>
    <style:style style:name="P21" style:family="paragraph" style:parent-style-name="Standard">
      <style:paragraph-properties fo:text-align="justify" style:justify-single-word="false" fo:orphans="0" fo:widows="0"/>
      <style:text-properties style:font-name="Tahoma" fo:font-size="12pt" fo:language="en" fo:country="US" fo:font-weight="bold" style:letter-kerning="true" style:font-size-asian="12pt" style:font-weight-asian="bold" style:font-name-complex="Tahoma" style:font-size-complex="12pt"/>
    </style:style>
    <style:style style:name="P22" style:family="paragraph" style:parent-style-name="Standard">
      <style:paragraph-properties fo:text-align="center" style:justify-single-word="false"/>
      <style:text-properties style:font-name="Tahoma" fo:font-size="12pt" fo:language="es" fo:country="ES" fo:font-weight="bold" style:font-size-asian="12pt" style:font-weight-asian="bold" style:font-name-complex="Tahoma" style:font-weight-complex="bold"/>
    </style:style>
    <style:style style:name="P23" style:family="paragraph" style:parent-style-name="Standard" style:list-style-name="WW8Num5">
      <style:text-properties style:font-name="Tahoma" fo:font-size="12pt" fo:language="es" fo:country="ES" fo:font-weight="bold" style:font-size-asian="12pt" style:font-weight-asian="bold" style:font-name-complex="Tahoma" style:font-size-complex="12pt" style:font-weight-complex="bold"/>
    </style:style>
    <style:style style:name="P24" style:family="paragraph" style:parent-style-name="Standard" style:list-style-name="WW8Num10">
      <style:text-properties style:font-name="Tahoma" fo:font-size="12pt" fo:language="es" fo:country="ES" fo:font-weight="bold" style:font-size-asian="12pt" style:font-weight-asian="bold" style:font-name-complex="Tahoma" style:font-size-complex="12pt" style:font-weight-complex="bold"/>
    </style:style>
    <style:style style:name="P25" style:family="paragraph" style:parent-style-name="Standard">
      <style:text-properties style:font-name="Tahoma" fo:font-size="12pt" fo:language="es" fo:country="ES" style:font-size-asian="12pt" style:font-name-complex="Tahoma"/>
    </style:style>
    <style:style style:name="P26" style:family="paragraph" style:parent-style-name="Standard" style:list-style-name="WW8Num21">
      <style:text-properties style:font-name="Tahoma" fo:font-size="12pt" fo:language="es" fo:country="ES" style:font-size-asian="12pt" style:font-name-complex="Tahoma"/>
    </style:style>
    <style:style style:name="P27" style:family="paragraph" style:parent-style-name="Standard">
      <style:paragraph-properties fo:text-align="justify" style:justify-single-word="false" fo:orphans="0" fo:widows="0"/>
      <style:text-properties style:font-name="Tahoma" fo:font-size="12pt" fo:language="es" fo:country="ES" style:font-size-asian="12pt" style:font-name-complex="Tahoma"/>
    </style:style>
    <style:style style:name="P28" style:family="paragraph" style:parent-style-name="Standard">
      <style:text-properties style:font-name="Tahoma" fo:font-size="12pt" fo:language="es" fo:country="ES" style:font-size-asian="12pt" style:font-name-complex="Tahoma" style:font-size-complex="12pt" style:font-weight-complex="bold"/>
    </style:style>
    <style:style style:name="P29" style:family="paragraph" style:parent-style-name="Standard" style:list-style-name="WW8Num19">
      <style:text-properties style:font-name="Tahoma" fo:font-size="12pt" fo:language="es" fo:country="ES" style:font-size-asian="12pt" style:font-name-complex="Tahoma" style:font-size-complex="12pt"/>
    </style:style>
    <style:style style:name="P30" style:family="paragraph" style:parent-style-name="Standard">
      <style:paragraph-properties fo:text-align="justify" style:justify-single-word="false"/>
      <style:text-properties style:font-name="Tahoma" fo:font-size="12pt" fo:language="es" fo:country="ES" style:font-size-asian="12pt" style:font-name-complex="Tahoma" style:font-size-complex="12pt"/>
    </style:style>
    <style:style style:name="P31" style:family="paragraph" style:parent-style-name="Standard" style:list-style-name="WW8Num10">
      <style:paragraph-properties fo:text-align="justify" style:justify-single-word="false"/>
      <style:text-properties style:font-name="Tahoma" fo:font-size="12pt" fo:language="es" fo:country="ES" style:font-size-asian="12pt" style:font-name-complex="Tahoma" style:font-size-complex="12pt"/>
    </style:style>
    <style:style style:name="P32" style:family="paragraph" style:parent-style-name="Standard">
      <style:paragraph-properties fo:text-align="justify" style:justify-single-word="false" fo:orphans="0" fo:widows="0"/>
      <style:text-properties style:font-name="Tahoma" fo:font-size="12pt" fo:language="es" fo:country="ES" style:letter-kerning="true" style:font-size-asian="12pt" style:font-name-complex="Tahoma" style:font-size-complex="12pt"/>
    </style:style>
    <style:style style:name="P33" style:family="paragraph" style:parent-style-name="Standard">
      <style:paragraph-properties fo:text-align="end" style:justify-single-word="false"/>
      <style:text-properties style:font-name="Tahoma" style:font-name-complex="Tahoma" style:font-size-complex="12pt"/>
    </style:style>
    <style:style style:name="P34" style:family="paragraph" style:parent-style-name="Standard" style:list-style-name="WW8Num19"/>
    <style:style style:name="P35" style:family="paragraph" style:parent-style-name="Standard" style:master-page-name="Standard">
      <style:paragraph-properties fo:margin-top="0.423cm" fo:margin-bottom="0cm" loext:contextual-spacing="false" fo:text-align="justify" style:justify-single-word="false" fo:orphans="0" fo:widows="0" style:page-number="auto" fo:padding-left="0cm" fo:padding-right="0cm" fo:padding-top="0.035cm" fo:padding-bottom="0cm" fo:border-left="none" fo:border-right="none" fo:border-top="4.51pt solid #000000" fo:border-bottom="none"/>
      <style:text-properties style:font-name="Tahoma" fo:font-size="12pt" fo:font-weight="bold" style:letter-kerning="true" style:font-size-asian="12pt" style:font-weight-asian="bold" style:font-name-complex="Tahoma" style:font-size-complex="12pt" style:font-weight-complex="bold"/>
    </style:style>
    <style:style style:name="P36" style:family="paragraph" style:parent-style-name="Standard">
      <style:paragraph-properties fo:margin-top="0cm" fo:margin-bottom="0.706cm" loext:contextual-spacing="false" fo:text-align="justify" style:justify-single-word="false" fo:orphans="0" fo:widows="0"/>
      <style:text-properties style:font-name="Tahoma" fo:font-size="12pt" fo:font-weight="bold" style:letter-kerning="true" style:font-size-asian="12pt" style:font-weight-asian="bold" style:font-name-complex="Tahoma" style:font-size-complex="12pt" style:font-weight-complex="bold"/>
    </style:style>
    <style:style style:name="P37" style:family="paragraph" style:parent-style-name="Standard">
      <style:paragraph-properties fo:margin-top="0.423cm" fo:margin-bottom="1.27cm" loext:contextual-spacing="false" fo:text-align="justify" style:justify-single-word="false" fo:orphans="0" fo:widows="0"/>
      <style:text-properties style:font-name="Tahoma" fo:font-size="12pt" fo:font-weight="bold" style:letter-kerning="true" style:font-size-asian="12pt" style:font-weight-asian="bold" style:font-name-complex="Tahoma" style:font-size-complex="12pt" style:font-weight-complex="bold"/>
    </style:style>
    <style:style style:name="P38" style:family="paragraph" style:parent-style-name="Standard">
      <style:paragraph-properties fo:margin-top="0.423cm" fo:margin-bottom="1.27cm" loext:contextual-spacing="false" fo:text-align="justify" style:justify-single-word="false" fo:orphans="0" fo:widows="0"/>
      <style:text-properties style:font-name="Tahoma" fo:font-size="12pt" style:letter-kerning="true" style:font-size-asian="12pt" style:font-name-complex="Tahoma" style:font-size-complex="12pt"/>
    </style:style>
    <style:style style:name="P39" style:family="paragraph" style:parent-style-name="Standard">
      <style:paragraph-properties fo:margin-top="0.176cm" fo:margin-bottom="0cm" loext:contextual-spacing="false" fo:text-align="justify" style:justify-single-word="false" fo:orphans="0" fo:widows="0"/>
      <style:text-properties style:font-name="Tahoma" fo:font-size="12pt" style:letter-kerning="true" style:font-size-asian="12pt" style:font-name-complex="Tahoma" style:font-size-complex="12pt"/>
    </style:style>
    <style:style style:name="P40" style:family="paragraph" style:parent-style-name="Heading_20_1">
      <style:text-properties style:font-name="Tahoma" fo:font-size="12pt" style:font-size-asian="12pt" style:font-name-complex="Tahoma"/>
    </style:style>
    <style:style style:name="P41" style:family="paragraph" style:parent-style-name="Heading_20_1">
      <style:paragraph-properties fo:break-before="page"/>
      <style:text-properties style:font-name="Tahoma" fo:font-size="12pt" style:font-size-asian="12pt" style:font-name-complex="Tahoma"/>
    </style:style>
    <style:style style:name="P42" style:family="paragraph" style:parent-style-name="Heading_20_2">
      <style:text-properties style:font-name="Tahoma" fo:font-size="12pt" style:letter-kerning="true" style:font-size-asian="12pt" style:font-name-complex="Tahoma" style:font-size-complex="12pt"/>
    </style:style>
    <style:style style:name="P43" style:family="paragraph" style:parent-style-name="Heading_20_2" style:list-style-name="WW8Num25">
      <style:text-properties style:font-name="Tahoma" fo:font-size="12pt" style:letter-kerning="true" style:font-size-asian="12pt" style:font-name-complex="Tahoma" style:font-size-complex="12pt"/>
    </style:style>
    <style:style style:name="P44" style:family="paragraph" style:parent-style-name="Heading_20_2" style:list-style-name="WW8Num7">
      <style:text-properties style:font-name="Tahoma" fo:font-size="12pt" fo:language="en" fo:country="US" style:letter-kerning="true" style:font-size-asian="12pt" style:font-name-complex="Tahoma" style:font-size-complex="12pt"/>
    </style:style>
    <style:style style:name="P45" style:family="paragraph" style:parent-style-name="Heading_20_2">
      <style:text-properties style:font-name="Tahoma" fo:font-size="12pt" style:font-size-asian="12pt" style:font-name-complex="Tahoma" style:font-size-complex="12pt"/>
    </style:style>
    <style:style style:name="P46" style:family="paragraph" style:parent-style-name="Heading_20_2">
      <style:paragraph-properties fo:break-before="page"/>
      <style:text-properties style:font-name="Tahoma" fo:font-size="12pt" style:font-size-asian="12pt" style:font-name-complex="Tahoma" style:font-size-complex="12pt"/>
    </style:style>
    <style:style style:name="P47" style:family="paragraph" style:parent-style-name="Titulo_20_3">
      <style:text-properties style:font-name="Tahoma" style:font-name-complex="Tahoma"/>
    </style:style>
    <style:style style:name="P48" style:family="paragraph" style:parent-style-name="Titulo_20_3">
      <style:paragraph-properties fo:margin-top="0.423cm" fo:margin-bottom="1.27cm" loext:contextual-spacing="false"/>
      <style:text-properties style:font-name="Tahoma" style:letter-kerning="true" style:font-name-complex="Tahoma"/>
    </style:style>
    <style:style style:name="P49" style:family="paragraph" style:parent-style-name="Footnote">
      <style:text-properties fo:font-size="12pt" style:font-size-asian="12pt" style:font-size-complex="12pt"/>
    </style:style>
    <style:style style:name="P50" style:family="paragraph">
      <loext:graphic-properties draw:fill="none" draw:fill-color="#ffffff"/>
      <style:paragraph-properties fo:text-align="center" style:writing-mode="lr-tb"/>
    </style:style>
    <style:style style:name="P51" style:family="paragraph">
      <style:paragraph-properties fo:text-align="center" style:text-autospace="none" style:writing-mode="lr-tb"/>
    </style:style>
    <style:style style:name="P52" style:family="paragraph">
      <loext:graphic-properties draw:fill="solid" draw:fill-color="#ffff66"/>
      <style:paragraph-properties fo:text-align="center" style:text-autospace="none" style:writing-mode="lr-tb"/>
    </style:style>
    <style:style style:name="P53" style:family="paragraph">
      <style:paragraph-properties style:text-autospace="none" style:writing-mode="lr-tb"/>
    </style:style>
    <style:style style:name="P54" style:family="paragraph">
      <loext:graphic-properties draw:fill="none" draw:fill-color="#6666ff"/>
      <style:paragraph-properties style:text-autospace="non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etter-kerning="true" style:font-weight-asian="bold"/>
    </style:style>
    <style:style style:name="T4" style:family="text">
      <style:text-properties fo:font-weight="bold" style:letter-kerning="true" style:font-weight-asian="bold" style:font-size-complex="12pt" style:font-weight-complex="bold"/>
    </style:style>
    <style:style style:name="T5" style:family="text">
      <style:text-properties fo:font-weight="bold" style:letter-kerning="true"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letter-kerning="true" style:font-size-asian="12pt" style:font-size-complex="12pt"/>
    </style:style>
    <style:style style:name="T8" style:family="text">
      <style:text-properties style:letter-kerning="true"/>
    </style:style>
    <style:style style:name="T9" style:family="text">
      <style:text-properties style:letter-kerning="true" style:font-size-complex="12pt"/>
    </style:style>
    <style:style style:name="T10" style:family="text">
      <style:text-properties style:font-name="Tahoma" fo:font-size="12pt" fo:font-weight="bold" style:letter-kerning="true" style:font-size-asian="12pt" style:font-weight-asian="bold" style:font-name-complex="Tahoma" style:font-size-complex="12pt" style:font-weight-complex="bold"/>
    </style:style>
    <style:style style:name="T11" style:family="text">
      <style:text-properties style:font-name="Tahoma" fo:font-size="12pt" fo:font-weight="bold" style:font-size-asian="12pt" style:font-weight-asian="bold" style:font-name-complex="Tahoma" style:font-size-complex="12pt" style:font-weight-complex="bold"/>
    </style:style>
    <style:style style:name="T12" style:family="text">
      <style:text-properties style:font-name="Tahoma" fo:font-size="12pt" style:font-size-asian="12pt" style:font-name-complex="Tahoma"/>
    </style:style>
    <style:style style:name="T13" style:family="text">
      <style:text-properties style:font-name="Tahoma" fo:font-size="12pt" style:font-size-asian="12pt" style:font-name-complex="Tahoma" style:font-size-complex="12pt"/>
    </style:style>
    <style:style style:name="T14" style:family="text">
      <style:text-properties style:font-name="Tahoma" fo:font-size="12pt" style:font-size-asian="12pt" style:font-name-complex="Tahoma" style:font-size-complex="12pt" style:font-weight-complex="bold"/>
    </style:style>
    <style:style style:name="T15" style:family="text">
      <style:text-properties style:font-name="Tahoma" fo:font-size="12pt" style:letter-kerning="true" style:font-size-asian="12pt" style:font-name-complex="Tahoma" style:font-size-complex="12pt"/>
    </style:style>
    <style:style style:name="T16" style:family="text">
      <style:text-properties style:font-name="Tahoma" fo:font-size="12pt" fo:language="es" fo:country="ES" fo:font-weight="bold" style:font-size-asian="12pt" style:font-weight-asian="bold" style:font-name-complex="Tahoma" style:font-size-complex="12pt" style:font-weight-complex="bold"/>
    </style:style>
    <style:style style:name="T17" style:family="text">
      <style:text-properties style:font-name="Tahoma" fo:font-size="12pt" fo:language="es" fo:country="ES" style:font-size-asian="12pt" style:font-name-complex="Tahoma" style:font-size-complex="12pt"/>
    </style:style>
    <style:style style:name="T18" style:family="text">
      <style:text-properties style:font-name="Tahoma" style:font-name-complex="Tahoma"/>
    </style:style>
    <style:style style:name="T19" style:family="text">
      <style:text-properties style:font-name="Tahoma" fo:font-weight="normal" style:font-weight-asian="normal" style:font-name-complex="Tahoma" style:font-weight-complex="normal"/>
    </style:style>
    <style:style style:name="T20" style:family="text">
      <style:text-properties fo:language="en" fo:country="US"/>
    </style:style>
    <style:style style:name="T21" style:family="text">
      <style:text-properties fo:font-weight="normal" style:font-weight-asian="normal" style:font-weight-complex="normal"/>
    </style:style>
    <style:style style:name="T22" style:family="text"/>
    <style:style style:name="T23" style:family="text">
      <style:text-properties fo:color="#5b5b89" style:font-name="Times New Roman" fo:font-size="16.5pt" fo:language="es" fo:country="MX" fo:font-weight="bold" style:font-name-asian="Times New Roman" style:font-size-asian="16.5pt" style:font-weight-asian="bold" style:font-name-complex="Times New Roman" style:font-size-complex="24pt" style:language-complex="ar" style:country-complex="SA" style:font-weight-complex="bold"/>
    </style:style>
    <style:style style:name="T24" style:family="text">
      <style:text-properties style:use-window-font-color="true" style:font-name="Times New Roman" fo:font-size="16.5pt" fo:language="es" fo:country="MX" fo:font-weight="bold" style:font-name-asian="Times New Roman" style:font-size-asian="16.5pt" style:font-weight-asian="bold" style:font-name-complex="Times New Roman" style:font-size-complex="24pt" style:language-complex="ar" style:country-complex="SA" style:font-weight-complex="bold"/>
    </style:style>
    <style:style style:name="T25" style:family="text">
      <style:text-properties style:use-window-font-color="true" style:font-name="Times New Roman" fo:font-size="14pt" fo:language="es" fo:country="MX" fo:font-weight="bold" style:font-name-asian="Times New Roman" style:font-size-asian="14pt" style:font-weight-asian="bold" style:font-name-complex="Times New Roman" style:font-size-complex="20pt" style:language-complex="ar" style:country-complex="SA" style:font-weight-complex="bol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cm" fo:margin-right="0cm" style:run-through="foreground" style:vertical-pos="top" style:vertical-rel="baselin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44cm" svg:stroke-color="#000080" draw:stroke-linejoin="miter" svg:stroke-linecap="square" draw:fill="solid" draw:fill-color="#ffff66" draw:textarea-horizontal-align="justify" draw:textarea-vertical-align="top" draw:auto-grow-height="true" fo:min-height="0.713cm" fo:min-width="2.293cm" fo:padding-top="0.088cm" fo:padding-bottom="0.088cm" fo:padding-left="0.175cm" fo:padding-right="0.175cm" fo:wrap-option="wrap" draw:shadow-color="#5b5b89" style:run-through="foreground"/>
    </style:style>
    <style:style style:name="gr5" style:family="graphic">
      <style:graphic-properties draw:stroke="solid" svg:stroke-width="0.10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no-wrap" draw:shadow-color="#5b5b89" style:run-through="foreground"/>
    </style:style>
    <style:style style:name="gr6" style:family="graphic">
      <style:graphic-properties draw:stroke="none" draw:fill="none" draw:fill-color="#6666ff" draw:textarea-horizontal-align="justify" draw:textarea-vertical-align="middle" draw:auto-grow-height="true" draw:auto-grow-width="true" fo:min-height="1.337cm" fo:min-width="1.004cm" fo:padding-top="0.088cm" fo:padding-bottom="0.088cm" fo:padding-left="0.175cm" fo:padding-right="0.175cm" fo:wrap-option="no-wrap" draw:shadow-color="#5b5b89" style:run-through="foreground"/>
    </style:style>
    <style:style style:name="gr7" style:family="graphic">
      <style:graphic-properties draw:stroke="solid" svg:stroke-width="0.044cm" svg:stroke-color="#000080" draw:stroke-linejoin="miter" svg:stroke-linecap="square" draw:fill="solid" draw:fill-color="#ffff66" draw:textarea-horizontal-align="justify" draw:textarea-vertical-align="top" draw:auto-grow-height="true" fo:min-height="0.713cm" fo:min-width="2.295cm" fo:padding-top="0.088cm" fo:padding-bottom="0.088cm" fo:padding-left="0.175cm" fo:padding-right="0.175cm" fo:wrap-option="wrap" draw:shadow-color="#5b5b89" style:run-through="foreground"/>
    </style:style>
    <style:style style:name="gr8" style:family="graphic">
      <style:graphic-properties draw:stroke="solid" svg:stroke-width="0.044cm" svg:stroke-color="#000080" draw:stroke-linejoin="miter" svg:stroke-linecap="square" draw:fill="solid" draw:fill-color="#ffff66" draw:textarea-horizontal-align="justify" draw:textarea-vertical-align="top" draw:auto-grow-height="true" fo:min-height="0.713cm" fo:min-width="2.443cm" fo:padding-top="0.088cm" fo:padding-bottom="0.088cm" fo:padding-left="0.175cm" fo:padding-right="0.175cm" fo:wrap-option="wrap" draw:shadow-color="#5b5b89" style:run-through="foreground"/>
    </style:style>
    <style:style style:name="gr9" style:family="graphic">
      <style:graphic-properties draw:stroke="dash" draw:stroke-dash="Dash_20_2" svg:stroke-width="0.212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no-wrap" draw:shadow-color="#5b5b89" style:run-through="foreground"/>
    </style:style>
    <style:style style:name="gr10" style:family="graphic">
      <style:graphic-properties draw:stroke="none" draw:fill="none" draw:fill-color="#6666ff" draw:textarea-horizontal-align="justify" draw:textarea-vertical-align="middle" draw:auto-grow-height="true" draw:auto-grow-width="true" fo:min-height="2.099cm" fo:min-width="3.595cm" fo:padding-top="0.088cm" fo:padding-bottom="0.088cm" fo:padding-left="0.175cm" fo:padding-right="0.175cm" fo:wrap-option="no-wrap" draw:shadow-color="#5b5b89" style:run-through="foreground"/>
    </style:style>
    <style:style style:name="gr11" style:family="graphic">
      <style:graphic-properties draw:stroke="none" draw:fill="none" draw:fill-color="#6666ff" draw:textarea-horizontal-align="justify" draw:textarea-vertical-align="middle" draw:auto-grow-height="true" draw:auto-grow-width="true" fo:min-height="2.097cm" fo:min-width="5.214cm" fo:padding-top="0.088cm" fo:padding-bottom="0.088cm" fo:padding-left="0.175cm" fo:padding-right="0.175cm" fo:wrap-option="no-wrap" draw:shadow-color="#5b5b89" style:run-through="foreground"/>
    </style:style>
    <style:style style:name="gr12" style:family="graphic">
      <style:graphic-properties draw:stroke="dash" draw:stroke-dash="Dash_20_1"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dash" draw:stroke-dash="Dash_20_1" svg:stroke-width="0.079cm" svg:stroke-color="#ffffff" draw:stroke-linejoin="miter" svg:stroke-linecap="square" draw:fill="none" draw:fill-color="#ffffff" draw:textarea-horizontal-align="left" draw:textarea-vertical-align="top" draw:auto-grow-height="false" fo:padding-top="0.229cm" fo:padding-bottom="0.229cm" fo:padding-left="0.441cm" fo:padding-right="0.441cm" fo:wrap-option="no-wrap" draw:shadow-color="#5b5b89"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8">Documento de especificación de requerimientos</text:p>
      <text:p text:style-name="P3"/>
      <text:p text:style-name="P6"/>
      <text:p text:style-name="P6"/>
      <text:p text:style-name="P36">Para</text:p>
      <text:p text:style-name="P37">SIG de la unidad de Planeación y Desarrollo.</text:p>
      <text:p text:style-name="P6">Unidad de Parques Naturales de Colombia.</text:p>
      <text:p text:style-name="P6">Pontificia Universidad Javeriana.</text:p>
      <text:p text:style-name="P6"/>
      <text:p text:style-name="P6"/>
      <text:p text:style-name="P6"/>
      <text:p text:style-name="P6"/>
      <text:p text:style-name="P6"/>
      <text:p text:style-name="P6">Presentado por:</text:p>
      <text:p text:style-name="P6"/>
      <text:p text:style-name="P6">NADIA ALVAREZ.</text:p>
      <text:p text:style-name="P6">JUAN PABLO GOMEZ S.</text:p>
      <text:p text:style-name="P3"/>
      <text:p text:style-name="P3"/>
      <text:p text:style-name="P3"/>
      <text:p text:style-name="P6"/>
      <text:p text:style-name="P6"/>
      <text:p text:style-name="P6"/>
      <text:p text:style-name="P6"/>
      <text:p text:style-name="P6"/>
      <text:p text:style-name="P6"/>
      <text:p text:style-name="P6"/>
      <text:p text:style-name="P6"/>
      <text:p text:style-name="P3"/>
      <text:p text:style-name="P3">2006</text:p>
      <text:p text:style-name="P3"/>
      <text:p text:style-name="P9"/>
      <text:p text:style-name="P3"/>
      <text:p text:style-name="P3"/>
      <text:h text:style-name="P46" text:outline-level="2">Historial de cambios</text:h>
      <text:p text:style-name="P15"/>
      <text:p text:style-name="P5"/>
      <text:p text:style-name="P1"><text:span text:style-name="T11">Versión del documento: </text:span><text:span text:style-name="T13">1.2</text:span></text:p>
      <text:p text:style-name="P5"/>
      <text:p text:style-name="P1"><text:span text:style-name="T11">Fecha: </text:span><text:span text:style-name="T13">16/05/2006</text:span></text:p>
      <text:p text:style-name="P5"/>
      <text:p text:style-name="P1"><text:span text:style-name="T11">Número de versiones anteriores: </text:span><text:span text:style-name="T13">1</text:span></text:p>
      <text:p text:style-name="P5"/>
      <text:p text:style-name="P1"><text:span text:style-name="T11">Reseña de novedades por cada versión: </text:span><text:span text:style-name="T14">Cambio en requerimientos</text:span></text:p>
      <text:p text:style-name="P5"/>
      <text:p text:style-name="P5">Personas que han aportado en el desarrollo de cada versión del documento:</text:p>
      <text:p text:style-name="P5"/>
      <text:p text:style-name="P38">Nadia Álvarez, Juan Pablo Gomez 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1" text:outline-level="1">1.<text:tab/>Introducción</text:h>
      <text:p text:style-name="P9"/>
      <text:h text:style-name="P42" text:outline-level="2">1.1<text:tab/>Propósito</text:h>
      <text:p text:style-name="P9"/>
      <text:p text:style-name="P9">Este documento busca mostrar la especificación de requerimientos para el sistema de información geográfico, SIG; y un análisis inicial de objetos que busca mejorar la comprensión del problema. Esta dirigido al equipo del proyecto, al director del proyecto de grado y a los integrantes de la unidad de Planeación y Desarrollo. Brinda una vista de la Arquitectura a personas interesadas en conocer el desarrollo de la propuesta del SIG.</text:p>
      <text:p text:style-name="P9"/>
      <text:h text:style-name="P42" text:outline-level="2">1.2<text:tab/>Alcance</text:h>
      <text:p text:style-name="P9"/>
      <text:p text:style-name="P2"><text:span text:style-name="T15">El sistema de información geográfico le permitirá a la UPNN </text:span><text:span text:style-name="T12">proponer de manera efectiva políticas, planes y programas, normas y procedimientos relacionados con las áreas protegidas a partir de la información almacenada en éste. De la misma manera le ayudará a reunir y unificar toda la información que se almacena en cada uno de los parques protegidos de Colombia creando una memoria colectiva que perdure a través del tiempo.</text:span></text:p>
      <text:h text:style-name="P42" text:outline-level="2">1.3<text:tab/>Definiciones, acrónimos y abreviaciones</text:h>
      <text:p text:style-name="P9"/>
      <text:p text:style-name="P9">SIG: Sistema de Información Geográfica </text:p>
      <text:p text:style-name="P39">UPNN: Unidad de Parques Naturales Nacionales.</text:p>
      <text:list xml:id="list1572128654596391549" text:style-name="WW8Num7">
        <text:list-item>
          <text:list>
            <text:list-item>
              <text:h text:style-name="P44" text:outline-level="2">Overview</text:h>
            </text:list-item>
          </text:list>
        </text:list-item>
      </text:list>
      <text:p text:style-name="P17"/>
      <text:p text:style-name="P9">Este documento está organizado en tres secciones principales:</text:p>
      <text:p text:style-name="P9">La primera describe las generalidades del documento y del proyecto. <text:s/>La segunda ofrece la perspectiva del producto desde diferentes interfaces, un modelo inicial de objetos y el diagrama de casos de uso, las características del usuario, restricciones y suposiciones. <text:s/>La última parte contiene los requerimientos funcionales y no funcionales, interfaces externas y la definición de los casos de uso.</text:p>
      <text:p text:style-name="P9">El documento incluye gráficas y diagramas que facilitan el entendimiento del problema por parte del equipo del proyecto.</text:p>
      <text:p text:style-name="P9"/>
      <text:h text:style-name="P40" text:outline-level="1">2.<text:tab/>Descripción General</text:h>
      <text:p text:style-name="P9"/>
      <text:h text:style-name="P42" text:outline-level="2">2.1<text:tab/>Perspectiva del producto</text:h>
      <text:p text:style-name="P9"/>
      <text:p text:style-name="P9"><text:soft-page-break/>La propuesta planteada cumplirá con los algunos de los requerimientos mencionados en este documento; los requerimientos a cumplir, serán escogidos por los realizadores de este proyecto, en lo que ellos consideran que presentan mayor relevancia para la verificación de que el modelo de manejo de información cartográfica y espacial. </text:p>
      <text:p text:style-name="P9"/>
      <text:h text:style-name="P42" text:outline-level="2">2.1.1 Interfaces de Usuario</text:h>
      <text:p text:style-name="P9"/>
      <text:p text:style-name="P9">El sistema debe proveer unas interfaces que faciliten la interacción de los usuarios con la aplicación, estas interfaces deberán estar enfocadas a permitir la ejecución de los casos de uso definidos para la herramienta. Estas interfaces son:</text:p>
      <text:p text:style-name="P9"/>
      <text:list xml:id="list4839592043097269061" text:style-name="WW8Num15">
        <text:list-item>
          <text:p text:style-name="P10">Visualización de mapas</text:p>
        </text:list-item>
        <text:list-item>
          <text:p text:style-name="P10">Consulta de capa de información de interes</text:p>
        </text:list-item>
        <text:list-item>
          <text:p text:style-name="P10">Manejo de información a través de mapas topográficos</text:p>
        </text:list-item>
        <text:list-item>
          <text:p text:style-name="P10">Consulta de reportes</text:p>
        </text:list-item>
        <text:list-item>
          <text:p text:style-name="P10">Consulta de información específica</text:p>
        </text:list-item>
        <text:list-item>
          <text:p text:style-name="P10">Manejo del proceso de sincronización</text:p>
        </text:list-item>
      </text:list>
      <text:h text:style-name="P42" text:outline-level="2">2.1.2 Interfaces de Hardware</text:h>
      <text:p text:style-name="P9">En el caso de contar con una conexión a Internet, el sistema podrá funcionar en un ambiente conectado a partir de un modelo de sincronización entre sistemas. En este caso las interfaces hardware con las que debe contar son:</text:p>
      <text:list xml:id="list5750107399039401305" text:style-name="WW8Num4">
        <text:list-item>
          <text:p text:style-name="P11">Tarjeta de red</text:p>
        </text:list-item>
        <text:list-item>
          <text:p text:style-name="P11">Interfaz GPRS (opcional)</text:p>
        </text:list-item>
        <text:list-item>
          <text:p text:style-name="P11">WiFi (opcional)</text:p>
        </text:list-item>
        <text:list-item>
          <text:p text:style-name="P11">Conexión banda ancha</text:p>
        </text:list-item>
      </text:list>
      <text:p text:style-name="P9"/>
      <text:p text:style-name="P9">Si no se cuenta con conexión las interfaces hardware necesarias para la sincronización serían:</text:p>
      <text:list xml:id="list93841294803173" text:continue-numbering="true" text:style-name="WW8Num4">
        <text:list-item>
          <text:p text:style-name="P11">Memoria USB</text:p>
        </text:list-item>
        <text:list-item>
          <text:p text:style-name="P11">Unidad cdrom</text:p>
        </text:list-item>
      </text:list>
      <text:h text:style-name="P42" text:outline-level="2">2.1.3 Interfaces de Software</text:h>
      <text:p text:style-name="P9">En el caso de usar Oracle como el administador de base de datos, se usaría su ODBC como interfaz entre la base de datos (ArcSDE) y ArcView.</text:p>
      <text:p text:style-name="P9">Si se usa MySQL como administrador se usaría MySQL adapter extension for ArcView. El problema de esta interfaz es que todavía se encuentra en la etapa de desarrollo, por lo que no es estable.</text:p>
      <text:p text:style-name="P9"/>
      <text:h text:style-name="P40" text:outline-level="1">3. Especificación de requerimientos</text:h>
      <text:p text:style-name="P13"/>
      <text:p text:style-name="P14"><text:soft-page-break/>3.3.1. Sistema Actual.</text:p>
      <text:p text:style-name="P1"><text:span text:style-name="T13">En la UPNN la unidad de planeación maneja un grupo de aplicativos llamados modelos</text:span><text:span text:style-name="Footnote_20_Symbol"><text:span text:style-name="T13"><text:note text:id="ftn1" text:note-class="footnote"><text:note-citation>1</text:note-citation><text:note-body><text:p text:style-name="P1"><text:s/>Ver el documento Análisis de Modelos del Grupo de Planeación</text:p><text:p text:style-name="P49"/></text:note-body></text:note></text:span></text:span><text:span text:style-name="T13">. La mayoría de estos modelos no maneja la georreferenciación de los objetos a los que se refiere ni maneja la cartografía existente y además existen problemas de replicación de información y de inexistencia de intersecciones de datos que permitan ejecutar consultas complejas.</text:span></text:p>
      <text:p text:style-name="P15">En respuesta a estos problemas la territorial Orinoquía-Amazonía ha estado trabajando en un SIG que reúna la información almacenada en diferentes modelos para aplicarla al tema del monitoreo de especies, logrando una aplicación que permite georreferenciar puntos de avistamiento de flora y fauna dentro de un parque.</text:p>
      <text:p text:style-name="P14"/>
      <text:list xml:id="list1492710824145364881" text:style-name="WW8Num25">
        <text:list-item>
          <text:list>
            <text:list-item>
              <text:h text:style-name="P43" text:outline-level="2">Restricciones de Diseño</text:h>
            </text:list-item>
          </text:list>
        </text:list-item>
      </text:list>
      <text:p text:style-name="P7"/>
      <text:p text:style-name="P9">La herramienta a desarrollar tendrá en cuenta las siguientes restricciones de diseño que enmarcaran problemas de diseño:</text:p>
      <text:p text:style-name="P9"/>
      <text:p text:style-name="P47">3.2.1<text:tab/>Implementación Arquitectura </text:p>
      <text:p text:style-name="P9"/>
      <text:p text:style-name="P9">Teniendo en cuenta las condiciones de los parques en Colombia y lo poco probable que es una inversión que posibilite el acceso a Internet en las áreas protegidas se ha determinado que el sistema no puede funcionar de manera distribuida en una arquitectura multinivel sino que debe manejarse una arquitectura de dos niveles, cliente servidor.</text:p>
      <text:p text:style-name="Titulo_20_3"><draw:line text:anchor-type="char" draw:z-index="10" draw:style-name="gr13" draw:text-style-name="P50" svg:x1="12.663cm" svg:y1="-10.141cm" svg:x2="12.663cm" svg:y2="2.347cm"><text:p/></draw:line><draw:g text:anchor-type="char" draw:z-index="9" draw:style-name="gr2"><draw:rect draw:style-name="gr3" draw:text-style-name="P50" svg:width="15.105cm" svg:height="6.363cm" svg:x="0cm" svg:y="0cm"><text:p/></draw:rect><draw:frame draw:style-name="gr4" draw:text-style-name="P52" svg:width="2.643cm" svg:height="0.89cm" svg:x="0cm" svg:y="2.496cm"><draw:text-box><text:p text:style-name="P51"><text:span text:style-name="T23">Cliente 1</text:span></text:p></draw:text-box></draw:frame><draw:frame draw:style-name="gr4" draw:text-style-name="P52" svg:width="2.643cm" svg:height="0.89cm" svg:x="11.455cm" svg:y="2.496cm"><draw:text-box><text:p text:style-name="P51"><text:span text:style-name="T23">Servidor</text:span></text:p></draw:text-box></draw:frame><draw:line draw:style-name="gr5" draw:text-style-name="P50" svg:x1="0.439cm" svg:y1="4.699cm" svg:x2="14.536cm" svg:y2="4.699cm"><text:p/></draw:line><draw:line draw:style-name="gr5" draw:text-style-name="P50" svg:x1="1.321cm" svg:y1="3.376cm" svg:x2="1.321cm" svg:y2="4.697cm"><text:p/></draw:line><draw:line draw:style-name="gr5" draw:text-style-name="P50" svg:x1="12.776cm" svg:y1="3.376cm" svg:x2="12.776cm" svg:y2="4.697cm"><text:p/></draw:line><draw:frame draw:style-name="gr6" draw:text-style-name="P54" svg:width="1.355cm" svg:height="1.514cm" svg:x="6.752cm" svg:y="4.847cm"><draw:text-box><text:p text:style-name="P53"><text:span text:style-name="T24">Red</text:span></text:p></draw:text-box></draw:frame><draw:frame draw:style-name="gr7" draw:text-style-name="P52" svg:width="2.645cm" svg:height="0.89cm" svg:x="2.933cm" svg:y="2.496cm"><draw:text-box><text:p text:style-name="P51"><text:span text:style-name="T23">Cliente 2</text:span></text:p></draw:text-box></draw:frame><draw:line draw:style-name="gr5" draw:text-style-name="P50" svg:x1="4.258cm" svg:y1="3.376cm" svg:x2="4.258cm" svg:y2="4.697cm"><text:p/></draw:line><draw:frame draw:style-name="gr8" draw:text-style-name="P52" svg:width="2.793cm" svg:height="0.89cm" svg:x="7.484cm" svg:y="2.496cm"><draw:text-box><text:p text:style-name="P51"><text:span text:style-name="T23">Cliente n</text:span></text:p></draw:text-box></draw:frame><draw:line draw:style-name="gr5" draw:text-style-name="P50" svg:x1="8.957cm" svg:y1="3.376cm" svg:x2="8.957cm" svg:y2="4.697cm"><text:p/></draw:line><draw:line draw:style-name="gr9" draw:text-style-name="P50" svg:x1="6.02cm" svg:y1="2.937cm" svg:x2="7.341cm" svg:y2="2.937cm"><text:p/></draw:line><draw:frame draw:style-name="gr10" draw:text-style-name="P54" svg:width="3.945cm" svg:height="2.276cm" svg:x="11.16cm" svg:y="0cm"><draw:text-box><text:p text:style-name="P53"><text:span text:style-name="T25">Datos</text:span></text:p><text:p text:style-name="P53"><text:span text:style-name="T25">Servicios de red</text:span></text:p></draw:text-box></draw:frame><draw:frame draw:style-name="gr11" draw:text-style-name="P54" svg:width="5.564cm" svg:height="2.274cm" svg:x="3.524cm" svg:y="0.145cm"><draw:text-box><text:p text:style-name="P53"><text:span text:style-name="T25">Programas</text:span></text:p><text:p text:style-name="P53"><text:span text:style-name="T25">Procesamiento de datos</text:span></text:p></draw:text-box></draw:frame><draw:line draw:style-name="gr12" draw:text-style-name="P50" svg:x1="10.767cm" svg:y1="0.189cm" svg:x2="10.767cm" svg:y2="5.726cm"><text:p/></draw:line></draw:g><field:fieldmark-start text:name="__Fieldmark__0_1157175450" field:type="vnd.oasis.opendocument.field.UNHANDLED"><field:param field:name="vnd.oasis.opendocument.field.code" field:value=" SHAPE  \* MERGEFORMAT "/><field:param field:name="vnd.oasis.opendocument.field.id" field:value="2"/></field:fieldmark-start><text:span text:style-name="T18"><draw:rect text:anchor-type="as-char" draw:z-index="0" draw:style-name="gr1" draw:text-style-name="P50" svg:width="15.1cm" svg:height="6.363cm"><text:p/></draw:rect></text:span><field:fieldmark-end/><text:span text:style-name="T19">Esta arquitectura manejaría un servidor liviano y muchos clientes pesados que trabajan bajo un esquema de sincronización, esto con el fin de satisfacer las necesidades de un ambiente no orientado a conexión.</text:span></text:p>
      <text:h text:style-name="P42" text:outline-level="2"><text:soft-page-break/>3.3 Requerimientos funcionales</text:h>
      <text:p text:style-name="P9"/>
      <text:p text:style-name="P8"/>
      <text:p text:style-name="P15">3.3.2.1. Panorama.</text:p>
      <text:p text:style-name="P15">El sistema que se quiere desarrollar va a permitir a la UPNN georreferenciar toda la información relativa a los predios, la fauna y la flora que se encuentra dentro de un parque, utilizando diferentes tipos de mapas que le ofrezcan al usuario toda la información acerca de las características paisajísticas del lugar; esto con el fin de ayudar a los jefes de las territoriales a desarrollar la planeación estratégica <text:s/>de los parques que manejan.</text:p>
      <text:p text:style-name="P15"/>
      <text:p text:style-name="P15">3.3.2.2. Requerimientos Funcionales.</text:p>
      <text:p text:style-name="P15">- El sistema debe permitir georreferenciar los objetos geográficos pertenecientes a los predios y las especies dentro de un parque.</text:p>
      <text:p text:style-name="P15">- El sistema debe manejar diferentes mapas temáticos del parque, que le ayuden al usuario a captar las características fundamentales del espacio geográfico al que se quiera referir.</text:p>
      <text:list xml:id="list2147531151715141804" text:style-name="WW8Num11">
        <text:list-item>
          <text:p text:style-name="P16">El sistema debe interrelacionar todos los aspectos del parque y toda la información almacenada en el sistema desde el punto de vista geográfico</text:p>
        </text:list-item>
      </text:list>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2">ID</text:p>
          </table:table-cell>
          <table:table-cell table:style-name="Tabla1.A1" office:value-type="string">
            <text:p text:style-name="P22">Requerimiento</text:p>
          </table:table-cell>
          <table:table-cell table:style-name="Tabla1.A1" office:value-type="string">
            <text:p text:style-name="P22">Necesidad</text:p>
          </table:table-cell>
          <table:table-cell table:style-name="Tabla1.A1" office:value-type="string">
            <text:p text:style-name="P22">Estado</text:p>
          </table:table-cell>
          <table:table-cell table:style-name="Tabla1.E1" office:value-type="string">
            <text:p text:style-name="P22">Versión</text:p>
          </table:table-cell>
        </table:table-row>
        <table:table-row table:style-name="Tabla1.1">
          <table:table-cell table:style-name="Tabla1.A1" office:value-type="string">
            <text:p text:style-name="P25">1</text:p>
          </table:table-cell>
          <table:table-cell table:style-name="Tabla1.A1" office:value-type="string">
            <text:p text:style-name="P25">Georreferenciación de todos los datos ingresados al sistema</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row table:style-name="Tabla1.1">
          <table:table-cell table:style-name="Tabla1.A1" office:value-type="string">
            <text:p text:style-name="P25">2</text:p>
          </table:table-cell>
          <table:table-cell table:style-name="Tabla1.A1" office:value-type="string">
            <text:p text:style-name="P25">Manejo de cartografía básica (capas de datos topográficos)</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row table:style-name="Tabla1.1">
          <table:table-cell table:style-name="Tabla1.A1" office:value-type="string">
            <text:p text:style-name="P25">3</text:p>
          </table:table-cell>
          <table:table-cell table:style-name="Tabla1.A1" office:value-type="string">
            <text:p text:style-name="P25">Manejo de información específica acerca de los objetos de conservación y de predios</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row table:style-name="Tabla1.1">
          <table:table-cell table:style-name="Tabla1.A1" office:value-type="string">
            <text:p text:style-name="P25">4</text:p>
          </table:table-cell>
          <table:table-cell table:style-name="Tabla1.A1" office:value-type="string">
            <text:p text:style-name="P25">Manejo de información genérica del parque</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row table:style-name="Tabla1.1">
          <table:table-cell table:style-name="Tabla1.A1" office:value-type="string">
            <text:p text:style-name="P25">5 </text:p>
          </table:table-cell>
          <table:table-cell table:style-name="Tabla1.A1" office:value-type="string">
            <text:p text:style-name="P25">Manejo de consultas geográficas sobre la información almacenada</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row table:style-name="Tabla1.1">
          <table:table-cell table:style-name="Tabla1.A1" office:value-type="string">
            <text:p text:style-name="P25">6</text:p>
          </table:table-cell>
          <table:table-cell table:style-name="Tabla1.A1" office:value-type="string">
            <text:p text:style-name="P25">Manejo y control de capas</text:p>
          </table:table-cell>
          <table:table-cell table:style-name="Tabla1.A1" office:value-type="string">
            <text:p text:style-name="P25">E</text:p>
          </table:table-cell>
          <table:table-cell table:style-name="Tabla1.A1" office:value-type="string">
            <text:p text:style-name="P25">A</text:p>
          </table:table-cell>
          <table:table-cell table:style-name="Tabla1.E1" office:value-type="string">
            <text:p text:style-name="P25">1</text:p>
          </table:table-cell>
        </table:table-row>
      </table:table>
      <text:p text:style-name="P33">**Necesidad: E = esencial, C= condicional, O = opcional</text:p>
      <text:p text:style-name="P33">**Estado: A= abierto, C = cerrado</text:p>
      <text:p text:style-name="P15"/>
      <text:p text:style-name="P15">3.3.2.2.1. Actores.</text:p>
      <text:list xml:id="list93841744885478" text:continue-numbering="true" text:style-name="WW8Num11">
        <text:list-item>
          <text:p text:style-name="P16">Administrador de sincronización: Se encarga de controlar los esquemas de sincronización entre las aplicaciones</text:p>
        </text:list-item>
        <text:list-item>
          <text:p text:style-name="P16">Operador: Ingresa datos al sistema y efectua consultas</text:p>
        </text:list-item>
        <text:list-item>
          <text:p text:style-name="P16">Administrador del sistema: Se encarga de que el sistema este funcionando y de la administración de configuración de éste.</text:p>
        </text:list-item>
      </text:list>
      <text:p text:style-name="P12"/>
      <text:h text:style-name="P42" text:outline-level="2"><text:soft-page-break/>3.4 Requerimientos no funcionales</text:h>
      <text:p text:style-name="P7"/>
      <text:p text:style-name="P9">Para esta aplicación hemos definido los siguientes requerimientos no funcionales:</text:p>
      <text:p text:style-name="P9"/>
      <text:list xml:id="list2595246499005246823" text:style-name="WW8Num21">
        <text:list-item>
          <text:p text:style-name="P26">Esquema de sincronización de datos entre los niveles del sistema</text:p>
        </text:list-item>
        <text:list-item>
          <text:p text:style-name="P26">Integridad de información entre los sistemas</text:p>
        </text:list-item>
        <text:list-item>
          <text:p text:style-name="P26">Integridad del esquema de sincronización</text:p>
        </text:list-item>
        <text:list-item>
          <text:p text:style-name="P26">Capacidad del sistema de trabajar tanto en un ambiente conectado como en uno no conectado</text:p>
        </text:list-item>
      </text:list>
      <text:p text:style-name="P27">Despliegue de la aplicación sobre sistemas de baja capacidad</text:p>
      <text:p text:style-name="P32"/>
      <text:p text:style-name="P5">Usabilidad:</text:p>
      <text:p text:style-name="P15">La interacción entre el sistema y el usuario será, por lo general, a través de botones de acción que son los puntos de inicio para los casos de uso de la aplicación. </text:p>
      <text:p text:style-name="P15">La interfaz de la aplicación será amigable y de fácil entendimiento para el usuario, debido a que muchos de ellos no estarán directamente vinculados al área de la unidad de parques naturales.</text:p>
      <text:p text:style-name="P15"/>
      <text:p text:style-name="P5">Confiabilidad:</text:p>
      <text:p text:style-name="P15">El control de acceso a la aplicación será controlada por una validación de nombre de usuario y contraseña. De esta manera para que un usuario pueda ingresar al sistema debe haber sido previamente autorizado por el administrador de la aplicación, quien creara un nombre de usuario y una contraseña asociado a un perfil, el cual definirá los permisos y funcionalidades que tendrá el usuario sobre el sistema.</text:p>
      <text:p text:style-name="P5"/>
      <text:p text:style-name="P5"/>
      <text:p text:style-name="P5"/>
      <text:p text:style-name="P5">Soporte y mantenimiento</text:p>
      <text:p text:style-name="P15">Para el soporte de la aplicación, existirá un manual de uso, que procurará ofrecer a los usuarios información entendible, que les ayude cuando no puedan entender alguna funcionalidad del sistema. Cada usuario del sistema debe ser dotado con uno de estos manuales de uso.</text:p>
      <text:p text:style-name="P15"/>
      <text:p text:style-name="P15">La programación orientada <text:s/>a objetos permite además la fácil mejora de la aplicación para el futuro.</text:p>
      <text:p text:style-name="P15"/>
      <text:h text:style-name="P45" text:outline-level="2">Información a tener en cuenta</text:h>
      <text:p text:style-name="P15"/>
      <text:p text:style-name="P5">Metadatos</text:p>
      <text:p text:style-name="P5"/>
      <text:p text:style-name="P15"><text:soft-page-break/>Los usuarios serán responsables de la calidad de los datos que se incluyan en la base de datos a través de la aplicación, por lo consiguiente dependerá de ellos el buen funcionamiento y la calidad de los análisis y reportes que se generen desde la aplicación. </text:p>
      <text:p text:style-name="P15">Para garantizar la calidad de los datos los usuarios estarán en la obligación de conocer todos y cada uno de los documentos generados para tal fin o los estándares nacionales (Catálogo de Objetos, Normas Técnicas, etc.) </text:p>
      <text:p text:style-name="P15"/>
      <text:p text:style-name="P15"/>
      <text:p text:style-name="P5">Protocolo De Información Cartográfica</text:p>
      <text:p text:style-name="P28">Contiene</text:p>
      <text:list xml:id="list3579201330961614419" text:style-name="WW8Num5">
        <text:list-item>
          <text:p text:style-name="P23">ESTRUCTURA DE DIRECTORIOS</text:p>
        </text:list-item>
      </text:list>
      <text:list xml:id="list7989015501468563129" text:style-name="WW8Num19">
        <text:list-item>
          <text:p text:style-name="P34"><text:span text:style-name="T16">ADMINISTRATIVO (7000)</text:span><text:span text:style-name="T17">, se refiere a todos los elementos que identifican una División Político-Administrativa. (p.e. Municipios, Departamentos, etc.).</text:span></text:p>
        </text:list-item>
        <text:list-item>
          <text:p text:style-name="P34"><text:span text:style-name="T16">TRANSPORTE (3000)</text:span><text:span text:style-name="T17">, se refiere a todos los elementos que identifican carreteras,</text:span></text:p>
        </text:list-item>
        <text:list-item>
          <text:p text:style-name="P29">senderos, vías férreas, puentes, etc.)</text:p>
        </text:list-item>
        <text:list-item>
          <text:p text:style-name="P34"><text:span text:style-name="T16">HIPSOGRAFÍA (6000)</text:span><text:span text:style-name="T17">, se refiere a los elementos que identifican curvas de nivel, cotas máximas, isolíneas, etc.)</text:span></text:p>
        </text:list-item>
        <text:list-item>
          <text:p text:style-name="P34"><text:span text:style-name="T16">HIDROGRAFÍA (5000)</text:span><text:span text:style-name="T17">, se refiere a los elementos que identifican los drenajes sencillos, drenajes dobles, islas, lagos, etc.</text:span></text:p>
        </text:list-item>
        <text:list-item>
          <text:p text:style-name="P34"><text:span text:style-name="T16">CULTURAL (9000)</text:span><text:span text:style-name="T17">, se refiere a los elementos que identifican la localización de</text:span></text:p>
        </text:list-item>
        <text:list-item>
          <text:p text:style-name="P29">asentamientos, ya sean éstos veredas, ciudades, inspecciones, etc.</text:p>
        </text:list-item>
        <text:list-item>
          <text:p text:style-name="P34"><text:span text:style-name="T16">NATURALEZA (8000)</text:span><text:span text:style-name="T17">, se refiere a los elementos que identifican elementos biológicos (biomas, cobertura vegetal, etc.) o físicos (Geomorfología, Litología, etc.)</text:span></text:p>
        </text:list-item>
      </text:list>
      <text:list xml:id="list1407862842142508102" text:style-name="WW8Num10">
        <text:list-item>
          <text:p text:style-name="P24">MINIMOS DE ESTRUCTURACIÓN GRAFICA</text:p>
        </text:list-item>
      </text:list>
      <text:p text:style-name="P32"/>
      <text:p text:style-name="P9"/>
      <text:p text:style-name="P9"/>
      <text:p text:style-name="P4">MAGNA-SIRGAS</text:p>
      <text:p text:style-name="P4"/>
      <text:p text:style-name="P30">El proyecto SIRGAS surgió en la Conferencia Internacional para la Definición de un Referencial Geocéntrico para América del Sur, realizada en 1993 en Asunción- Paraguay, a la que se convocó a las siguientes instituciones:</text:p>
      <text:list xml:id="list93842056423315" text:continue-numbering="true" text:style-name="WW8Num10">
        <text:list-item>
          <text:p text:style-name="P31">Asociación Internacional de Geodesia (IAG) </text:p>
        </text:list-item>
        <text:list-item>
          <text:p text:style-name="P31">Instituto Panamericano de Geografía e Historia (IPGH) </text:p>
        </text:list-item>
        <text:list-item>
          <text:p text:style-name="P19">Nacional Imagenery and Mapping Agency (NIMA) </text:p>
        </text:list-item>
      </text:list>
      <text:p text:style-name="P21"/>
      <text:p text:style-name="P20"/>
      <text:p text:style-name="P18"/>
      <text:p text:style-name="P18"><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Droid Sans Devanagari1" svg:font-family="'Droid Sans Devanagari'" style:font-family-generic="swiss"/>
    <style:font-face style:name="Tahoma-Bold" svg:font-family="Tahoma-Bold"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stroke-dash draw:name="Dash_20_1" draw:display-name="Dash 1" draw:style="rect" draw:dots1="1" draw:dots1-length="0.079cm" draw:distance="0.079cm"/>
    <draw:stroke-dash draw:name="Dash_20_2" draw:display-name="Dash 2" draw:style="rect" draw:dots1="1" draw:dots1-length="0.211cm" draw:distance="0.2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s" fo:country="CO"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properties fo:color="#ff0000" style:font-name="ArialMT" fo:font-family="ArialMT" style:font-family-generic="swiss" fo:font-size="12pt" style:letter-kerning="true" style:font-size-asian="12pt" style:font-name-complex="ArialMT" style:font-family-complex="ArialMT" style:font-family-generic-complex="swiss" style:font-size-complex="12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orphans="0" fo:widows="0" fo:keep-with-next="always"/>
      <style:text-properties style:font-name="ArialMT" fo:font-family="ArialMT" style:font-family-generic="swiss" fo:font-size="16pt" fo:font-weight="bold" style:letter-kerning="true" style:font-size-asian="16pt" style:font-weight-asian="bold" style:font-name-complex="ArialMT" style:font-family-complex="ArialMT" style:font-family-generic-complex="swiss" style:font-size-complex="12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Contents_20_1" style:display-name="Contents 1" style:family="paragraph" style:parent-style-name="Standard" style:next-style-name="Standard" style:class="index"/>
    <style:style style:name="Estilo_20_Título_20_2_20__2b_" style:display-name="Estilo Título 2 +" style:family="paragraph" style:parent-style-name="Heading_20_2" style:default-outline-level="" style:list-style-name="">
      <style:text-properties style:letter-kerning="true"/>
    </style:style>
    <style:style style:name="Titulo_20_3" style:display-name="Titulo 3" style:family="paragraph" style:parent-style-name="Standard">
      <style:paragraph-properties fo:margin-top="0.423cm" fo:margin-bottom="0cm" loext:contextual-spacing="false" fo:text-align="justify" style:justify-single-word="false" fo:orphans="0" fo:widows="0"/>
      <style:text-properties style:font-name="Arial-BoldMT" fo:font-family="Arial-BoldMT" style:font-family-generic="swiss" fo:font-size="12pt" fo:font-weight="bold" style:letter-kerning="true" style:font-size-asian="12pt" style:font-weight-asian="bold" style:font-name-complex="Arial-BoldMT" style:font-family-complex="Arial-BoldMT" style:font-family-generic-complex="swiss" style:font-size-complex="12pt" style:font-weight-complex="bold"/>
    </style:style>
    <style:style style:name="Parrafo_20_UAESPNN" style:display-name="Parrafo UAESPNN" style:family="paragraph">
      <style:paragraph-properties fo:margin-top="0.423cm" fo:margin-bottom="0cm" loext:contextual-spacing="false" fo:text-align="justify" style:justify-single-word="false" fo:keep-together="always" fo:orphans="2" fo:widows="2" fo:keep-with-next="always"/>
      <style:text-properties style:use-window-font-color="true" style:font-name="Century Gothic" fo:font-family="'Century Gothic'" style:font-family-generic="swiss" style:font-pitch="variable" fo:font-size="11pt" fo:language="es" fo:country="ES" style:font-name-asian="Times New Roman" style:font-family-asian="'Times New Roman'" style:font-family-generic-asian="roman" style:font-pitch-asian="variable" style:font-size-asian="11pt" style:font-name-complex="Century Gothic" style:font-family-complex="'Century Gothic'" style:font-family-generic-complex="swiss" style:font-pitch-complex="variable" style:font-size-complex="10pt" style:language-complex="ar" style:country-complex="SA"/>
    </style:style>
    <style:style style:name="Parrafo_20_DAPD" style:display-name="Parrafo DAPD" style:family="paragraph">
      <style:paragraph-properties fo:margin-top="0.423cm" fo:margin-bottom="0cm" loext:contextual-spacing="false" fo:text-align="justify" style:justify-single-word="false" fo:keep-together="always" fo:orphans="2" fo:widows="2" fo:keep-with-next="always"/>
      <style:text-properties style:use-window-font-color="true" style:font-name="Century Gothic" fo:font-family="'Century Gothic'" style:font-family-generic="swiss" style:font-pitch="variable" fo:font-size="11pt" fo:language="es" fo:country="ES" style:font-name-asian="Times New Roman" style:font-family-asian="'Times New Roman'" style:font-family-generic-asian="roman" style:font-pitch-asian="variable" style:font-size-asian="11pt" style:font-name-complex="Century Gothic" style:font-family-complex="'Century Gothic'" style:font-family-generic-complex="swiss"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text-autospace="ideograph-alpha"/>
      <style:text-properties fo:color="#000000" fo:font-size="12pt" fo:language="es" fo:country="ES" style:font-size-asian="12pt" style:font-size-complex="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ext-autospace="ideograph-alpha"/>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Tahoma-Bold" fo:font-family="Tahoma-Bold" style:font-family-generic="swiss" style:font-name-asian="Times New Roman" style:font-family-asian="'Times New Roman'" style:font-family-generic-asian="roman" style:font-pitch-asian="variable" style:font-name-complex="Tahoma-Bold" style:font-family-complex="Tahoma-Bold" style:font-family-generic-complex="swiss"/>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Tahoma-Bold" fo:font-family="Tahoma-Bold" style:font-family-generic="swiss" style:font-name-asian="Times New Roman" style:font-family-asian="'Times New Roman'" style:font-family-generic-asian="roman" style:font-pitch-asian="variable" style:font-name-complex="Tahoma-Bold" style:font-family-complex="Tahoma-Bold" style:font-family-generic-complex="swiss"/>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ahoma-Bold" fo:font-family="Tahoma-Bold" style:font-family-generic="swiss" style:font-name-asian="Times New Roman" style:font-family-asian="'Times New Roman'" style:font-family-generic-asian="roman" style:font-pitch-asian="variable" style:font-name-complex="Tahoma-Bold" style:font-family-complex="Tahoma-Bold" style:font-family-generic-complex="swiss"/>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Tahoma-Bold" fo:font-family="Tahoma-Bold" style:font-family-generic="swiss" style:font-name-asian="Times New Roman" style:font-family-asian="'Times New Roman'" style:font-family-generic-asian="roman" style:font-pitch-asian="variable" style:font-name-complex="Tahoma-Bold" style:font-family-complex="Tahoma-Bold" style:font-family-generic-complex="swiss"/>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fo:font-size="12pt" fo:language="es" fo:country="ES" style:font-size-asian="12pt" style:font-name-complex="Symbol" style:font-family-complex="Symbol"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style style:name="WW8NumSt22z0" style:family="text">
      <style:text-properties style:font-name="Times New Roman" fo:font-family="'Times New Roman'" style:font-family-generic="roman" style:font-pitch="variable" fo:font-size="20pt" style:font-size-asian="20pt" style:font-name-complex="Times New Roman" style:font-family-complex="'Times New Roman'" style:font-family-generic-complex="roman" style:font-pitch-complex="variabl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MT" fo:font-family="ArialMT" style:font-family-generic="swiss" fo:font-size="16pt" fo:language="es" fo:country="ES" fo:font-weight="bold" style:letter-kerning="true" style:font-size-asian="16pt" style:font-weight-asian="bold" style:font-name-complex="ArialMT" style:font-family-complex="ArialMT" style:font-family-generic-complex="swiss" style:font-size-complex="12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Bold"/>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7z0" style:num-format="1" text:start-value="5"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Bold"/>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12z0" style:num-format="1" text:start-value="4"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Bold"/>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Bold"/>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style:list-level-properties>
      </text:list-level-style-number>
      <text:list-level-style-number text:level="2" text:style-name="WW8Num22z1" style:num-format="1" text:start-value="0">
        <style:list-level-properties text:list-level-position-and-space-mode="label-alignment">
          <style:list-level-label-alignment text:label-followed-by="listtab"/>
        </style:list-level-properties>
      </text:list-level-style-number>
      <text:list-level-style-number text:level="3" text:style-name="WW8Num22z2" style:num-format="1" text:start-value="0">
        <style:list-level-properties text:list-level-position-and-space-mode="label-alignment">
          <style:list-level-label-alignment text:label-followed-by="listtab"/>
        </style:list-level-properties>
      </text:list-level-style-number>
      <text:list-level-style-number text:level="4" text:style-name="WW8Num22z3" style:num-format="1" text:start-value="0">
        <style:list-level-properties text:list-level-position-and-space-mode="label-alignment">
          <style:list-level-label-alignment text:label-followed-by="listtab"/>
        </style:list-level-properties>
      </text:list-level-style-number>
      <text:list-level-style-number text:level="5" text:style-name="WW8Num22z4" style:num-format="1" text:start-value="0">
        <style:list-level-properties text:list-level-position-and-space-mode="label-alignment">
          <style:list-level-label-alignment text:label-followed-by="listtab"/>
        </style:list-level-properties>
      </text:list-level-style-number>
      <text:list-level-style-number text:level="6" text:style-name="WW8Num22z5" style:num-format="1" text:start-value="0">
        <style:list-level-properties text:list-level-position-and-space-mode="label-alignment">
          <style:list-level-label-alignment text:label-followed-by="listtab"/>
        </style:list-level-properties>
      </text:list-level-style-number>
      <text:list-level-style-number text:level="7" text:style-name="WW8Num22z6" style:num-format="1" text:start-value="0">
        <style:list-level-properties text:list-level-position-and-space-mode="label-alignment">
          <style:list-level-label-alignment text:label-followed-by="listtab"/>
        </style:list-level-properties>
      </text:list-level-style-number>
      <text:list-level-style-number text:level="8" text:style-name="WW8Num22z7" style:num-format="1" text:start-value="0">
        <style:list-level-properties text:list-level-position-and-space-mode="label-alignment">
          <style:list-level-label-alignment text:label-followed-by="listtab"/>
        </style:list-level-properties>
      </text:list-level-style-number>
      <text:list-level-style-number text:level="9" text:style-name="WW8Num2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25z0" style:num-format="1" text:start-value="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Footer"><draw:frame draw:style-name="Mfr1" draw:name="Marco1" text:anchor-type="paragraph" svg:y="0.002cm" draw:z-index="8"><draw:text-box fo:min-height="0.058cm" fo:min-width="0cm"><text:p text:style-name="Footer"><text:span text:style-name="Page_20_Number"><text:page-number text:select-page="current">9</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especificación de requerimientos</dc:title>
    <meta:initial-creator>Juan Pablo Gomez S.</meta:initial-creator>
    <meta:creation-date>2004-01-01T04:23:00</meta:creation-date>
    <dc:creator>DESTROYER</dc:creator>
    <dc:date>2004-01-01T04:23:00</dc:date>
    <meta:print-date>2006-04-03T21:44:00</meta:print-date>
    <meta:editing-cycles>2</meta:editing-cycles>
    <meta:editing-duration>PT3M</meta:editing-duration>
    <meta:document-statistic meta:table-count="1" meta:image-count="0" meta:object-count="0" meta:page-count="9" meta:paragraph-count="146" meta:word-count="1653" meta:character-count="10469" meta:non-whitespace-character-count="8984"/>
    <meta:generator>LibreOffice/5.2.5.1$Linux_X86_64 LibreOffice_project/20m0$Build-1</meta:generator>
  </office:meta>
</office:document-meta>
</file>